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6a52" officeooo:paragraph-rsid="00146a52"/>
    </style:style>
    <style:style style:name="P2" style:family="paragraph" style:parent-style-name="Standard">
      <style:text-properties officeooo:rsid="001509d8" officeooo:paragraph-rsid="001509d8"/>
    </style:style>
    <style:style style:name="P3" style:family="paragraph" style:parent-style-name="Standard">
      <style:text-properties officeooo:rsid="0015c6ef" officeooo:paragraph-rsid="0015c6ef"/>
    </style:style>
    <style:style style:name="P4" style:family="paragraph" style:parent-style-name="Standard">
      <style:text-properties officeooo:rsid="00162c85" officeooo:paragraph-rsid="00162c85"/>
    </style:style>
    <style:style style:name="P5" style:family="paragraph" style:parent-style-name="Standard">
      <style:text-properties officeooo:rsid="001856a5" officeooo:paragraph-rsid="001856a5"/>
    </style:style>
    <style:style style:name="P6" style:family="paragraph" style:parent-style-name="Standard">
      <style:text-properties officeooo:rsid="001900c9" officeooo:paragraph-rsid="001900c9"/>
    </style:style>
    <style:style style:name="P7" style:family="paragraph" style:parent-style-name="Standard">
      <style:text-properties officeooo:rsid="001a8007" officeooo:paragraph-rsid="001a8007"/>
    </style:style>
    <style:style style:name="T1" style:family="text">
      <style:text-properties officeooo:rsid="001509d8"/>
    </style:style>
    <style:style style:name="T2" style:family="text">
      <style:text-properties officeooo:rsid="00162c85"/>
    </style:style>
    <style:style style:name="T3" style:family="text">
      <style:text-properties officeooo:rsid="0016b057"/>
    </style:style>
    <style:style style:name="T4" style:family="text">
      <style:text-properties officeooo:rsid="0017a2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a de las cosas mas importantes que se estan buscando es la unificacion de la teoria de la relatividad de Einstein y la mecanica cuantica.</text:p>
      <text:p text:style-name="P1">Sabemos y tenemos que conformarnos con que el mundo es misterioso como la mecanica cuantica, la mecanica cuantica es el reconocimiento de que no hay particulas ni ondas, solamente algo que tiene propiedades de ambas.</text:p>
      <text:p text:style-name="P1"/>
      <text:p text:style-name="P4">PERIODO PRECUANTICO</text:p>
      <text:p text:style-name="P4"/>
      <text:p text:style-name="P1">El periodo precuantico fue de aproximadamente 25 años donde se cuestiono los limites de la fisica clasica, iniciando este periodo, por Planck <text:span text:style-name="T1">radiacion de cuerpo negro</text:span>(1900), Einstein(1905), Rutherford <text:span text:style-name="T1">encontro el nucleo atomico</text:span>(1910), <text:span text:style-name="T1">atomo de </text:span>Bohr(1913), De Broglie(1923).</text:p>
      <text:p text:style-name="P2">Planck explico la curva experimental de la radiacion del cuerpo negro (ideal emisor y <text:s/>absorbente perfeto), una caracteristica importante como la ley de bin, en 1905 Einstein perfecciona la hipotesis de planck logrando explicar el efecto fotoelectrico descubierto por Lenard, al incidir sobre el metal, la luz se comporta como si consisteria de una lluvia de particulas llamados fotones que chocan con los electrones expulsandolos del metal si los fotones tienen suficiente energia, la energia esta dada por la <text:s/>misma expresion de planck aplicada a los corpusculos o particulas. Cada foton transporta una energia y se mueven a la velocidad de la luz, estos se parecen a las particulas clasicas pero no lo son no tienen masa en reposo, son onda-corpusculo, la primera propuesta de particula cuantica.</text:p>
      <text:p text:style-name="P3">ONDAS DE MATERIA</text:p>
      <text:p text:style-name="P3">hipotesis de de Broglie, retomando la propuesta de Einstein extenderla a particulas materiales, como el electron el cual se comporta como una onda en el atomo, el experimento de la doble rendija el experimento de Mach-Zehnder, ambos probaron la dualidad onda-particula.</text:p>
      <text:p text:style-name="P3">Planck cuantizo la energia, y a su vez Bohr cuantizo el momentum angular, postulando unos saltos cuanticos de los electrones, <text:span text:style-name="T2">logrando explicar las lineas espectrales del atomo de hidrogeno, vinieron experimentos como el de Franck-Hertz el cual le dio mayo validez al modelo de Bohr, lanzandose electrones acelerados que chocan contra atomos de mercurio en la capa superior, pudiendo exitar los atomos y midiendo asi el valor de la energia de los atomos, otro tema importante es la dispersion de compton donde el electron sale golpeado por el electron.</text:span></text:p>
      <text:p text:style-name="P3"/>
      <text:p text:style-name="P4">PRIMERA REVOLUCIÒN CUANTICA</text:p>
      <text:p text:style-name="P3"/>
      <text:p text:style-name="P4">Esta revolucion inicia con un paper de la mecanica matricial, <text:span text:style-name="T3">esta ecuacion contiene el principio de incertidumbre de Hainsenberg, </text:span><text:span text:style-name="T4">iniciando en 1925 con la influencia de grandesfisicos y cientificos.</text:span></text:p>
      <text:p text:style-name="P5">Transistor que se invento en 1947 <text:s/>trabajando hoy en dia en la escala nanometrica</text:p>
      <text:p text:style-name="P5"/>
      <text:p text:style-name="P5">principio exencial del laser (Eisntein 1917) viene de la emision estimulada, con una emision en casacada que produce un numero muy grande de fotones</text:p>
      <text:p text:style-name="P5">Tabla periodica empezada por mendelev, pero gracias al trabajo de Bohr y la ecuacion de Schrodinger, con los numeros cuanticos principales se pudo entender esos elementos.</text:p>
      <text:p text:style-name="P6">Pozo infinito electrones que no pueden salir a donde estan ligados </text:p>
      <text:p text:style-name="P7">fusion nuclear</text:p>
      <text:p text:style-name="P7">fision nuclear </text:p>
      <text:p text:style-name="P7">Gases de efecto invernader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17:26:04.402660843</meta:creation-date>
    <dc:date>2023-10-30T23:22:23.972548042</dc:date>
    <meta:editing-duration>PT4H24M18S</meta:editing-duration>
    <meta:editing-cycles>1</meta:editing-cycles>
    <meta:document-statistic meta:table-count="0" meta:image-count="0" meta:object-count="0" meta:page-count="1" meta:paragraph-count="17" meta:word-count="474" meta:character-count="3033" meta:non-whitespace-character-count="2571"/>
    <meta:generator>LibreOffice/7.3.7.2$Linux_X86_64 LibreOffice_project/30$Build-2</meta:generator>
  </office:meta>
</office:document-meta>
</file>